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7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6858in" svg:height="7.1354in" svg:x="11.3898in" svg:y="0.0512in">
            <draw:object draw:notify-on-update-of-ranges="Sheet1.A3:Sheet1.A8 Sheet1.A3:Sheet1.A8 Sheet1.B2:Sheet1.B2 Sheet1.B3:Sheet1.B8 Sheet1.A3:Sheet1.A8 Sheet1.C2:Sheet1.C2 Sheet1.C3:Sheet1.C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9.4209in" svg:y="5.374in">
            <draw:object draw:notify-on-update-of-ranges="Sheet1.A11:Sheet1.A16 Sheet1.A11:Sheet1.A16 Sheet1.B10:Sheet1.B10 Sheet1.B11:Sheet1.B16 Sheet1.A11:Sheet1.A16 Sheet1.C10:Sheet1.C10 Sheet1.C11:Sheet1.C16 Sheet1.A11:Sheet1.A16 Sheet1.D10:Sheet1.D10 Sheet1.D11:Sheet1.D16 Sheet1.A11:Sheet1.A16 Sheet1.E10:Sheet1.E10 Sheet1.E11:Sheet1.E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2.8071in" svg:y="5.3343in">
            <draw:object draw:notify-on-update-of-ranges="Sheet1.A19:Sheet1.A24 Sheet1.B18:Sheet1.B18 Sheet1.B19:Sheet1.B24 Sheet1.A19:Sheet1.A24 Sheet1.C18:Sheet1.C18 Sheet1.C19:Sheet1.C24 Sheet1.A19:Sheet1.A24 Sheet1.D18:Sheet1.D18 Sheet1.D19:Sheet1.D2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a95</text:p>
          </table:table-cell>
          <table:table-cell office:value-type="string" calcext:value-type="string">
            <text:p>a90</text:p>
          </table:table-cell>
          <table:table-cell office:value-type="string" calcext:value-type="string">
            <text:p>a75</text:p>
          </table:table-cell>
          <table:table-cell office:value-type="string" calcext:value-type="string">
            <text:p>a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3536542018442" calcext:value-type="float">
            <text:p>0.953536542018442</text:p>
          </table:table-cell>
          <table:table-cell office:value-type="float" office:value="0.95042724491943" calcext:value-type="float">
            <text:p>0.95042724491943</text:p>
          </table:table-cell>
          <table:table-cell office:value-type="float" office:value="0.949418242103335" calcext:value-type="float">
            <text:p>0.949418242103335</text:p>
          </table:table-cell>
          <table:table-cell office:value-type="float" office:value="0.955303365786942" calcext:value-type="float">
            <text:p>0.955303365786942</text:p>
          </table:table-cell>
          <table:table-cell office:value-type="float" office:value="0.961161795258838" calcext:value-type="float">
            <text:p>0.961161795258838</text:p>
          </table:table-cell>
          <table:table-cell office:value-type="float" office:value="0.957511718883045" calcext:value-type="float">
            <text:p>0.9575117188830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82565012741911" calcext:value-type="float">
            <text:p>0.982565012741911</text:p>
          </table:table-cell>
          <table:table-cell office:value-type="float" office:value="0.981207609896049" calcext:value-type="float">
            <text:p>0.981207609896049</text:p>
          </table:table-cell>
          <table:table-cell office:value-type="float" office:value="0.983294459847135" calcext:value-type="float">
            <text:p>0.983294459847135</text:p>
          </table:table-cell>
          <table:table-cell office:value-type="float" office:value="0.978158577375446" calcext:value-type="float">
            <text:p>0.978158577375446</text:p>
          </table:table-cell>
          <table:table-cell office:value-type="float" office:value="0.98003187905661" calcext:value-type="float">
            <text:p>0.98003187905661</text:p>
          </table:table-cell>
          <table:table-cell office:value-type="float" office:value="0.979913459012112" calcext:value-type="float">
            <text:p>0.979913459012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87375399319367" calcext:value-type="float">
            <text:p>0.987375399319367</text:p>
          </table:table-cell>
          <table:table-cell office:value-type="float" office:value="0.985396883612836" calcext:value-type="float">
            <text:p>0.985396883612836</text:p>
          </table:table-cell>
          <table:table-cell office:value-type="float" office:value="0.984049105973055" calcext:value-type="float">
            <text:p>0.984049105973055</text:p>
          </table:table-cell>
          <table:table-cell office:value-type="float" office:value="0.985667664724275" calcext:value-type="float">
            <text:p>0.985667664724275</text:p>
          </table:table-cell>
          <table:table-cell office:value-type="float" office:value="0.984067126560213" calcext:value-type="float">
            <text:p>0.984067126560213</text:p>
          </table:table-cell>
          <table:table-cell office:value-type="float" office:value="0.985161401840611" calcext:value-type="float">
            <text:p>0.9851614018406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89500598759518" calcext:value-type="float">
            <text:p>0.989500598759518</text:p>
          </table:table-cell>
          <table:table-cell office:value-type="float" office:value="0.988627636733702" calcext:value-type="float">
            <text:p>0.988627636733702</text:p>
          </table:table-cell>
          <table:table-cell office:value-type="float" office:value="0.98883163894608" calcext:value-type="float">
            <text:p>0.98883163894608</text:p>
          </table:table-cell>
          <table:table-cell office:value-type="float" office:value="0.988674191729035" calcext:value-type="float">
            <text:p>0.988674191729035</text:p>
          </table:table-cell>
          <table:table-cell office:value-type="float" office:value="0.988019510452601" calcext:value-type="float">
            <text:p>0.988019510452601</text:p>
          </table:table-cell>
          <table:table-cell office:value-type="float" office:value="0.990256198725781" calcext:value-type="float">
            <text:p>0.99025619872578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94027390495451" calcext:value-type="float">
            <text:p>0.994027390495451</text:p>
          </table:table-cell>
          <table:table-cell office:value-type="float" office:value="0.992427513760766" calcext:value-type="float">
            <text:p>0.992427513760766</text:p>
          </table:table-cell>
          <table:table-cell office:value-type="float" office:value="0.992401431313744" calcext:value-type="float">
            <text:p>0.992401431313744</text:p>
          </table:table-cell>
          <table:table-cell office:value-type="float" office:value="0.993802164489684" calcext:value-type="float">
            <text:p>0.993802164489684</text:p>
          </table:table-cell>
          <table:table-cell office:value-type="float" office:value="0.99325409251824" calcext:value-type="float">
            <text:p>0.99325409251824</text:p>
          </table:table-cell>
          <table:table-cell office:value-type="float" office:value="0.993976982297192" calcext:value-type="float">
            <text:p>0.9939769822971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95560401792585" calcext:value-type="float">
            <text:p>0.995560401792585</text:p>
          </table:table-cell>
          <table:table-cell office:value-type="float" office:value="0.993297155525136" calcext:value-type="float">
            <text:p>0.993297155525136</text:p>
          </table:table-cell>
          <table:table-cell office:value-type="float" office:value="0.99456521675834" calcext:value-type="float">
            <text:p>0.99456521675834</text:p>
          </table:table-cell>
          <table:table-cell office:value-type="float" office:value="0.993913158423122" calcext:value-type="float">
            <text:p>0.993913158423122</text:p>
          </table:table-cell>
          <table:table-cell office:value-type="float" office:value="0.994275574854379" calcext:value-type="float">
            <text:p>0.994275574854379</text:p>
          </table:table-cell>
          <table:table-cell office:value-type="float" office:value="0.993769284080841" calcext:value-type="float">
            <text:p>0.99376928408084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95</text:p>
          </table:table-cell>
          <table:table-cell office:value-type="string" calcext:value-type="string">
            <text:p>a90</text:p>
          </table:table-cell>
          <table:table-cell office:value-type="string" calcext:value-type="string">
            <text:p>a75</text:p>
          </table:table-cell>
          <table:table-cell office:value-type="string" calcext:value-type="string">
            <text:p>a5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49418242103335" calcext:value-type="float">
            <text:p>0.949418242103335</text:p>
          </table:table-cell>
          <table:table-cell office:value-type="float" office:value="0.955303365786942" calcext:value-type="float">
            <text:p>0.955303365786942</text:p>
          </table:table-cell>
          <table:table-cell office:value-type="float" office:value="0.961161795258838" calcext:value-type="float">
            <text:p>0.961161795258838</text:p>
          </table:table-cell>
          <table:table-cell office:value-type="float" office:value="0.957511718883045" calcext:value-type="float">
            <text:p>0.95751171888304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73294459847135" calcext:value-type="float">
            <text:p>0.973294459847135</text:p>
          </table:table-cell>
          <table:table-cell office:value-type="float" office:value="0.978158577375446" calcext:value-type="float">
            <text:p>0.978158577375446</text:p>
          </table:table-cell>
          <table:table-cell office:value-type="float" office:value="0.98003187905661" calcext:value-type="float">
            <text:p>0.98003187905661</text:p>
          </table:table-cell>
          <table:table-cell office:value-type="float" office:value="0.979913459012112" calcext:value-type="float">
            <text:p>0.97991345901211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84049105973055" calcext:value-type="float">
            <text:p>0.984049105973055</text:p>
          </table:table-cell>
          <table:table-cell office:value-type="float" office:value="0.984067126560213" calcext:value-type="float">
            <text:p>0.984067126560213</text:p>
          </table:table-cell>
          <table:table-cell office:value-type="float" office:value="0.986667664724275" calcext:value-type="float">
            <text:p>0.986667664724275</text:p>
          </table:table-cell>
          <table:table-cell office:value-type="float" office:value="0.985161401840611" calcext:value-type="float">
            <text:p>0.98516140184061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8883163894608" calcext:value-type="float">
            <text:p>0.98883163894608</text:p>
          </table:table-cell>
          <table:table-cell office:value-type="float" office:value="0.988674191729035" calcext:value-type="float">
            <text:p>0.988674191729035</text:p>
          </table:table-cell>
          <table:table-cell office:value-type="float" office:value="0.990256198725781" calcext:value-type="float">
            <text:p>0.990256198725781</text:p>
          </table:table-cell>
          <table:table-cell office:value-type="float" office:value="0.988019510452601" calcext:value-type="float">
            <text:p>0.98801951045260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92401431313744" calcext:value-type="float">
            <text:p>0.992401431313744</text:p>
          </table:table-cell>
          <table:table-cell office:value-type="float" office:value="0.993802164489684" calcext:value-type="float">
            <text:p>0.993802164489684</text:p>
          </table:table-cell>
          <table:table-cell office:value-type="float" office:value="0.993976982297192" calcext:value-type="float">
            <text:p>0.993976982297192</text:p>
          </table:table-cell>
          <table:table-cell office:value-type="float" office:value="0.99325409251824" calcext:value-type="float">
            <text:p>0.9932540925182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9256521675834" calcext:value-type="float">
            <text:p>0.99256521675834</text:p>
          </table:table-cell>
          <table:table-cell office:value-type="float" office:value="0.993913158423122" calcext:value-type="float">
            <text:p>0.993913158423122</text:p>
          </table:table-cell>
          <table:table-cell office:value-type="float" office:value="0.994560401792585" calcext:value-type="float">
            <text:p>0.994560401792585</text:p>
          </table:table-cell>
          <table:table-cell office:value-type="float" office:value="0.993769284080841" calcext:value-type="float">
            <text:p>0.99376928408084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aseline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a7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3536542018442" calcext:value-type="float">
            <text:p>0.953536542018442</text:p>
          </table:table-cell>
          <table:table-cell office:value-type="float" office:value="0.95042724491943" calcext:value-type="float">
            <text:p>0.95042724491943</text:p>
          </table:table-cell>
          <table:table-cell office:value-type="float" office:value="0.961161795258838" calcext:value-type="float">
            <text:p>0.96116179525883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82565012741911" calcext:value-type="float">
            <text:p>0.982565012741911</text:p>
          </table:table-cell>
          <table:table-cell office:value-type="float" office:value="0.981207609896049" calcext:value-type="float">
            <text:p>0.981207609896049</text:p>
          </table:table-cell>
          <table:table-cell office:value-type="float" office:value="0.98003187905661" calcext:value-type="float">
            <text:p>0.9800318790566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87375399319367" calcext:value-type="float">
            <text:p>0.987375399319367</text:p>
          </table:table-cell>
          <table:table-cell office:value-type="float" office:value="0.985396883612836" calcext:value-type="float">
            <text:p>0.985396883612836</text:p>
          </table:table-cell>
          <table:table-cell office:value-type="float" office:value="0.986667664724275" calcext:value-type="float">
            <text:p>0.986667664724275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89500598759518" calcext:value-type="float">
            <text:p>0.989500598759518</text:p>
          </table:table-cell>
          <table:table-cell office:value-type="float" office:value="0.988627636733702" calcext:value-type="float">
            <text:p>0.988627636733702</text:p>
          </table:table-cell>
          <table:table-cell office:value-type="float" office:value="0.990256198725781" calcext:value-type="float">
            <text:p>0.990256198725781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94027390495451" calcext:value-type="float">
            <text:p>0.994027390495451</text:p>
          </table:table-cell>
          <table:table-cell office:value-type="float" office:value="0.992427513760766" calcext:value-type="float">
            <text:p>0.992427513760766</text:p>
          </table:table-cell>
          <table:table-cell office:value-type="float" office:value="0.993976982297192" calcext:value-type="float">
            <text:p>0.99397698229719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94275574854379" calcext:value-type="float">
            <text:p>0.994275574854379</text:p>
          </table:table-cell>
          <table:table-cell office:value-type="float" office:value="0.993297155525136" calcext:value-type="float">
            <text:p>0.993297155525136</text:p>
          </table:table-cell>
          <table:table-cell office:value-type="float" office:value="0.994560401792585" calcext:value-type="float">
            <text:p>0.99456040179258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Clear Sans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Clear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/00/0000</text:date>, <text:time style:data-style-name="N2" text:time-value="21:48:08.1454710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2T18:11:40.329167360</meta:creation-date>
    <dc:date>2019-12-23T22:04:34.252166939</dc:date>
    <meta:editing-duration>PT1H18M56S</meta:editing-duration>
    <meta:editing-cycles>14</meta:editing-cycles>
    <meta:generator>LibreOffice/6.3.4.2.0$Linux_X86_64 LibreOffice_project/30$Build-2</meta:generator>
    <meta:document-statistic meta:table-count="1" meta:cell-count="112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949" chart:maximum="0.99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 3" chart:style-name="ch1">
        <chart:title svg:x="4.107cm" svg:y="0.316cm" chart:style-name="ch2">
          <text:p>Incrimination score for alpha weighting</text:p>
        </chart:title>
        <chart:legend chart:legend-position="end" svg:x="14.1cm" svg:y="3.454cm" style:legend-expansion="high" chart:style-name="ch3"/>
        <chart:plot-area chart:style-name="ch4" table:cell-range-address="Sheet1.A10:Sheet1.E16" chart:data-source-has-labels="both" svg:x="1.331cm" svg:y="1.275cm" svg:width="12.449cm" svg:height="6.564cm">
          <chartooo:coordinate-region svg:x="2.429cm" svg:y="1.355cm" svg:width="11.257cm" svg:height="5.838cm"/>
          <chart:axis chart:dimension="x" chart:name="primary-x" chart:style-name="ch5" chartooo:axis-type="auto">
            <chart:title svg:x="6.744cm" svg:y="8.019cm" chart:style-name="ch6">
              <text:p>Budget (b)</text:p>
            </chart:title>
            <chart:categories table:cell-range-address="Sheet1.A11:Sheet1.A16"/>
          </chart:axis>
          <chart:axis chart:dimension="y" chart:name="primary-y" chart:style-name="ch7">
            <chart:title svg:x="0.451cm" svg:y="5.977cm" chart:style-name="ch8">
              <text:p>Incrimination score</text:p>
            </chart:title>
            <chart:grid chart:style-name="ch9" chart:class="major"/>
          </chart:axis>
          <chart:series chart:style-name="ch10" chart:values-cell-range-address="Sheet1.B11:Sheet1.B16" chart:label-cell-address="Sheet1.B10:Sheet1.B10" chart:class="chart:scatter">
            <chart:domain table:cell-range-address="Sheet1.A11:Sheet1.A16"/>
            <chart:data-point chart:repeated="6"/>
          </chart:series>
          <chart:series chart:style-name="ch11" chart:values-cell-range-address="Sheet1.C11:Sheet1.C16" chart:label-cell-address="Sheet1.C10:Sheet1.C10" chart:class="chart:scatter">
            <chart:data-point chart:repeated="6"/>
          </chart:series>
          <chart:series chart:style-name="ch12" chart:values-cell-range-address="Sheet1.D11:Sheet1.D16" chart:label-cell-address="Sheet1.D10:Sheet1.D10" chart:class="chart:scatter">
            <chart:data-point chart:repeated="6"/>
          </chart:series>
          <chart:series chart:style-name="ch13" chart:values-cell-range-address="Sheet1.E11:Sheet1.E16" chart:label-cell-address="Sheet1.E10:Sheet1.E10" chart:class="chart:scatte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95</text:p>
                <draw:g>
                  <svg:desc>Sheet1.B10:Sheet1.B10</svg:desc>
                </draw:g>
              </table:table-cell>
              <table:table-cell office:value-type="string">
                <text:p>a90</text:p>
                <draw:g>
                  <svg:desc>Sheet1.C10:Sheet1.C10</svg:desc>
                </draw:g>
              </table:table-cell>
              <table:table-cell office:value-type="string">
                <text:p>a75</text:p>
                <draw:g>
                  <svg:desc>Sheet1.D10:Sheet1.D10</svg:desc>
                </draw:g>
              </table:table-cell>
              <table:table-cell office:value-type="string">
                <text:p>a50</text:p>
                <draw:g>
                  <svg:desc>Sheet1.E10:Sheet1.E1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1:Sheet1.A16</svg:desc>
                </draw:g>
              </table:table-cell>
              <table:table-cell office:value-type="float" office:value="1">
                <text:p>1</text:p>
                <draw:g>
                  <svg:desc>Sheet1.A11:Sheet1.A16</svg:desc>
                </draw:g>
              </table:table-cell>
              <table:table-cell office:value-type="float" office:value="0.949418242103335">
                <text:p>0.949418242103335</text:p>
                <draw:g>
                  <svg:desc>Sheet1.B11:Sheet1.B16</svg:desc>
                </draw:g>
              </table:table-cell>
              <table:table-cell office:value-type="float" office:value="0.955303365786942">
                <text:p>0.955303365786942</text:p>
                <draw:g>
                  <svg:desc>Sheet1.C11:Sheet1.C16</svg:desc>
                </draw:g>
              </table:table-cell>
              <table:table-cell office:value-type="float" office:value="0.961161795258838">
                <text:p>0.961161795258838</text:p>
                <draw:g>
                  <svg:desc>Sheet1.D11:Sheet1.D16</svg:desc>
                </draw:g>
              </table:table-cell>
              <table:table-cell office:value-type="float" office:value="0.957511718883045">
                <text:p>0.957511718883045</text:p>
                <draw:g>
                  <svg:desc>Sheet1.E11:Sheet1.E1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73294459847135">
                <text:p>0.973294459847135</text:p>
              </table:table-cell>
              <table:table-cell office:value-type="float" office:value="0.978158577375446">
                <text:p>0.978158577375446</text:p>
              </table:table-cell>
              <table:table-cell office:value-type="float" office:value="0.98003187905661">
                <text:p>0.98003187905661</text:p>
              </table:table-cell>
              <table:table-cell office:value-type="float" office:value="0.979913459012112">
                <text:p>0.97991345901211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84049105973055">
                <text:p>0.984049105973055</text:p>
              </table:table-cell>
              <table:table-cell office:value-type="float" office:value="0.984067126560213">
                <text:p>0.984067126560213</text:p>
              </table:table-cell>
              <table:table-cell office:value-type="float" office:value="0.986667664724275">
                <text:p>0.986667664724275</text:p>
              </table:table-cell>
              <table:table-cell office:value-type="float" office:value="0.985161401840611">
                <text:p>0.9851614018406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8883163894608">
                <text:p>0.98883163894608</text:p>
              </table:table-cell>
              <table:table-cell office:value-type="float" office:value="0.988674191729035">
                <text:p>0.988674191729035</text:p>
              </table:table-cell>
              <table:table-cell office:value-type="float" office:value="0.990256198725781">
                <text:p>0.990256198725781</text:p>
              </table:table-cell>
              <table:table-cell office:value-type="float" office:value="0.988019510452601">
                <text:p>0.98801951045260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92401431313744">
                <text:p>0.992401431313744</text:p>
              </table:table-cell>
              <table:table-cell office:value-type="float" office:value="0.993802164489684">
                <text:p>0.993802164489684</text:p>
              </table:table-cell>
              <table:table-cell office:value-type="float" office:value="0.993976982297192">
                <text:p>0.993976982297192</text:p>
              </table:table-cell>
              <table:table-cell office:value-type="float" office:value="0.99325409251824">
                <text:p>0.9932540925182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9256521675834">
                <text:p>0.99256521675834</text:p>
              </table:table-cell>
              <table:table-cell office:value-type="float" office:value="0.993913158423122">
                <text:p>0.993913158423122</text:p>
              </table:table-cell>
              <table:table-cell office:value-type="float" office:value="0.994560401792585">
                <text:p>0.994560401792585</text:p>
              </table:table-cell>
              <table:table-cell office:value-type="float" office:value="0.993769284080841">
                <text:p>0.9937692840808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94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223cm" svg:height="18.125cm" xlink:href=".." xlink:type="simple" chart:class="chart:scatter" chart:column-mapping="0 1" chart:style-name="ch1">
        <chart:legend chart:legend-position="end" svg:x="29.609cm" svg:y="8.514cm" style:legend-expansion="high" chart:style-name="ch2"/>
        <chart:plot-area chart:style-name="ch3" table:cell-range-address="Sheet1.A2:Sheet1.C8" chart:data-source-has-labels="both" svg:x="0.644cm" svg:y="0.362cm" svg:width="28.321cm" svg:height="17.401cm">
          <chartooo:coordinate-region svg:x="1.742cm" svg:y="0.561cm" svg:width="27.129cm" svg:height="16.555cm"/>
          <chart:axis chart:dimension="x" chart:name="primary-x" chart:style-name="ch4" chartooo:axis-type="auto">
            <chart:categories table:cell-range-address="Sheet1.A3:Sheet1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8" chart:label-cell-address="Sheet1.B2:Sheet1.B2" chart:class="chart:scatter">
            <chart:domain table:cell-range-address="Sheet1.A3:Sheet1.A8"/>
            <chart:data-point chart:repeated="6"/>
          </chart:series>
          <chart:series chart:style-name="ch8" chart:values-cell-range-address="Sheet1.C3:Sheet1.C8" chart:label-cell-address="Sheet1.C2:Sheet1.C2" chart:class="chart:scatte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seline</text:p>
                <draw:g>
                  <svg:desc>Sheet1.B2:Sheet1.B2</svg:desc>
                </draw:g>
              </table:table-cell>
              <table:table-cell office:value-type="string">
                <text:p>linear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3:Sheet1.A8</svg:desc>
                </draw:g>
              </table:table-cell>
              <table:table-cell office:value-type="float" office:value="1">
                <text:p>1</text:p>
                <draw:g>
                  <svg:desc>Sheet1.A3:Sheet1.A8</svg:desc>
                </draw:g>
              </table:table-cell>
              <table:table-cell office:value-type="float" office:value="0.953536542018442">
                <text:p>0.953536542018442</text:p>
                <draw:g>
                  <svg:desc>Sheet1.B3:Sheet1.B8</svg:desc>
                </draw:g>
              </table:table-cell>
              <table:table-cell office:value-type="float" office:value="0.95042724491943">
                <text:p>0.95042724491943</text:p>
                <draw:g>
                  <svg:desc>Sheet1.C3:Sheet1.C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82565012741911">
                <text:p>0.982565012741911</text:p>
              </table:table-cell>
              <table:table-cell office:value-type="float" office:value="0.981207609896049">
                <text:p>0.9812076098960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87375399319367">
                <text:p>0.987375399319367</text:p>
              </table:table-cell>
              <table:table-cell office:value-type="float" office:value="0.985396883612836">
                <text:p>0.9853968836128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89500598759518">
                <text:p>0.989500598759518</text:p>
              </table:table-cell>
              <table:table-cell office:value-type="float" office:value="0.988627636733702">
                <text:p>0.98862763673370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94027390495451">
                <text:p>0.994027390495451</text:p>
              </table:table-cell>
              <table:table-cell office:value-type="float" office:value="0.992427513760766">
                <text:p>0.99242751376076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95560401792585">
                <text:p>0.995560401792585</text:p>
              </table:table-cell>
              <table:table-cell office:value-type="float" office:value="0.993297155525136">
                <text:p>0.9932971555251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94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06cm" svg:y="0.316cm" chart:style-name="ch2">
          <text:p>Incrimination scores</text:p>
        </chart:title>
        <chart:legend chart:legend-position="end" svg:x="13.386cm" svg:y="3.703cm" style:legend-expansion="high" chart:style-name="ch3"/>
        <chart:plot-area chart:style-name="ch4" table:cell-range-address="Sheet1.A19:Sheet1.D24 Sheet1.B18:Sheet1.D18" chart:data-source-has-labels="row" svg:x="1.331cm" svg:y="1.275cm" svg:width="11.735cm" svg:height="6.564cm">
          <chartooo:coordinate-region svg:x="2.429cm" svg:y="1.474cm" svg:width="10.543cm" svg:height="5.718cm"/>
          <chart:axis chart:dimension="x" chart:name="primary-x" chart:style-name="ch5">
            <chart:title svg:x="6.387cm" svg:y="8.019cm" chart:style-name="ch6">
              <text:p>Budget (b)</text:p>
            </chart:title>
          </chart:axis>
          <chart:axis chart:dimension="y" chart:name="primary-y" chart:style-name="ch7">
            <chart:title svg:x="0.451cm" svg:y="5.977cm" chart:style-name="ch8">
              <text:p>Incrimination score</text:p>
            </chart:title>
            <chart:grid chart:style-name="ch9" chart:class="major"/>
          </chart:axis>
          <chart:series chart:style-name="ch10" chart:values-cell-range-address="Sheet1.B19:Sheet1.B24" chart:label-cell-address="Sheet1.B18:Sheet1.B18" chart:class="chart:scatter">
            <chart:domain table:cell-range-address="Sheet1.A19:Sheet1.A24"/>
            <chart:data-point chart:repeated="6"/>
          </chart:series>
          <chart:series chart:style-name="ch11" chart:values-cell-range-address="Sheet1.C19:Sheet1.C24" chart:label-cell-address="Sheet1.C18:Sheet1.C18" chart:class="chart:scatter">
            <chart:data-point chart:repeated="6"/>
          </chart:series>
          <chart:series chart:style-name="ch12" chart:values-cell-range-address="Sheet1.D19:Sheet1.D24" chart:label-cell-address="Sheet1.D18:Sheet1.D18" chart:class="chart:scatte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aseline</text:p>
                <draw:g>
                  <svg:desc>Sheet1.B18:Sheet1.B18</svg:desc>
                </draw:g>
              </table:table-cell>
              <table:table-cell office:value-type="string">
                <text:p>linear</text:p>
                <draw:g>
                  <svg:desc>Sheet1.C18:Sheet1.C18</svg:desc>
                </draw:g>
              </table:table-cell>
              <table:table-cell office:value-type="string">
                <text:p>a75</text:p>
                <draw:g>
                  <svg:desc>Sheet1.D18:Sheet1.D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9:Sheet1.A24</svg:desc>
                </draw:g>
              </table:table-cell>
              <table:table-cell office:value-type="float" office:value="0.953536542018442">
                <text:p>0.953536542018442</text:p>
                <draw:g>
                  <svg:desc>Sheet1.B19:Sheet1.B24</svg:desc>
                </draw:g>
              </table:table-cell>
              <table:table-cell office:value-type="float" office:value="0.95042724491943">
                <text:p>0.95042724491943</text:p>
                <draw:g>
                  <svg:desc>Sheet1.C19:Sheet1.C24</svg:desc>
                </draw:g>
              </table:table-cell>
              <table:table-cell office:value-type="float" office:value="0.961161795258838">
                <text:p>0.961161795258838</text:p>
                <draw:g>
                  <svg:desc>Sheet1.D19:Sheet1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82565012741911">
                <text:p>0.982565012741911</text:p>
              </table:table-cell>
              <table:table-cell office:value-type="float" office:value="0.981207609896049">
                <text:p>0.981207609896049</text:p>
              </table:table-cell>
              <table:table-cell office:value-type="float" office:value="0.98003187905661">
                <text:p>0.980031879056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987375399319367">
                <text:p>0.987375399319367</text:p>
              </table:table-cell>
              <table:table-cell office:value-type="float" office:value="0.985396883612836">
                <text:p>0.985396883612836</text:p>
              </table:table-cell>
              <table:table-cell office:value-type="float" office:value="0.986667664724275">
                <text:p>0.986667664724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989500598759518">
                <text:p>0.989500598759518</text:p>
              </table:table-cell>
              <table:table-cell office:value-type="float" office:value="0.988627636733702">
                <text:p>0.988627636733702</text:p>
              </table:table-cell>
              <table:table-cell office:value-type="float" office:value="0.990256198725781">
                <text:p>0.9902561987257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994027390495451">
                <text:p>0.994027390495451</text:p>
              </table:table-cell>
              <table:table-cell office:value-type="float" office:value="0.992427513760766">
                <text:p>0.992427513760766</text:p>
              </table:table-cell>
              <table:table-cell office:value-type="float" office:value="0.993976982297192">
                <text:p>0.9939769822971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94275574854379">
                <text:p>0.994275574854379</text:p>
              </table:table-cell>
              <table:table-cell office:value-type="float" office:value="0.993297155525136">
                <text:p>0.993297155525136</text:p>
              </table:table-cell>
              <table:table-cell office:value-type="float" office:value="0.994560401792585">
                <text:p>0.9945604017925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.0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